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FMono-Regular" svg:font-family="SFMono-Regular, Consolas, 'Liberation Mono', Menlo, monospace"/>
    <style:font-face style:name="Tahoma" svg:font-family="Tahoma, apple-system, BlinkMacSystemFont, Roboto, Arial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Noto Sans" svg:font-family="'Noto Sans'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 style:list-style-name="L2"/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text-properties fo:font-size="10pt" fo:font-weight="normal" officeooo:rsid="000fe627" officeooo:paragraph-rsid="000fe627"/>
    </style:style>
    <style:style style:name="P6" style:family="paragraph" style:parent-style-name="Text_20_body">
      <style:text-properties fo:font-size="10pt" fo:font-weight="normal" officeooo:rsid="0011e1d4" officeooo:paragraph-rsid="0011e1d4"/>
    </style:style>
    <style:style style:name="P7" style:family="paragraph" style:parent-style-name="Text_20_body">
      <style:text-properties officeooo:rsid="0011e1d4" officeooo:paragraph-rsid="0011e1d4"/>
    </style:style>
    <style:style style:name="P8" style:family="paragraph" style:parent-style-name="Text_20_body" style:list-style-name="L1">
      <style:paragraph-properties fo:margin-top="0cm" fo:margin-bottom="0.097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.302cm" fo:margin-bottom="0.801cm" loext:contextual-spacing="false"/>
    </style:style>
    <style:style style:name="P11" style:family="paragraph" style:parent-style-name="Text_20_body">
      <style:paragraph-properties fo:margin-top="0.302cm" fo:margin-bottom="0.801cm" loext:contextual-spacing="false"/>
      <style:text-properties officeooo:rsid="0011e1d4" officeooo:paragraph-rsid="0011e1d4"/>
    </style:style>
    <style:style style:name="P12" style:family="paragraph" style:parent-style-name="Text_20_body">
      <style:paragraph-properties fo:margin-top="0.101cm" fo:margin-bottom="0.198cm" loext:contextual-spacing="false"/>
      <style:text-properties officeooo:rsid="0011e1d4" officeooo:paragraph-rsid="0011e1d4"/>
    </style:style>
    <style:style style:name="P13" style:family="paragraph" style:parent-style-name="Text_20_body" style:list-style-name="L4">
      <style:paragraph-properties fo:margin-top="0.101cm" fo:margin-bottom="0.198cm" loext:contextual-spacing="false"/>
      <style:text-properties officeooo:rsid="0011e1d4" officeooo:paragraph-rsid="0011e1d4"/>
    </style:style>
    <style:style style:name="P14" style:family="paragraph" style:parent-style-name="Text_20_body">
      <style:paragraph-properties fo:margin-top="0.402cm" fo:margin-bottom="0.901cm" loext:contextual-spacing="false" fo:line-height="150%"/>
    </style:style>
    <style:style style:name="P15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</style:style>
    <style:style style:name="P16" style:family="paragraph" style:parent-style-name="Heading_20_3">
      <style:text-properties officeooo:paragraph-rsid="0011e1d4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fo:font-size="10pt" fo:font-weight="normal" officeooo:rsid="0011e1d4" style:font-weight-asian="normal" style:font-weight-complex="normal"/>
    </style:style>
    <style:style style:name="T3" style:family="text">
      <style:text-properties fo:font-size="10pt" fo:font-weight="bold" officeooo:rsid="000fe627" style:font-weight-asian="bold" style:font-weight-complex="bold"/>
    </style:style>
    <style:style style:name="T4" style:family="text">
      <style:text-properties fo:font-variant="normal" fo:text-transform="none" style:use-window-font-color="true" style:font-name="Noto Mono" fo:font-size="11pt" fo:letter-spacing="normal" fo:font-style="normal" fo:font-weight="normal" fo:background-color="transparent" loext:char-shading-value="0" style:font-size-asian="11pt" style:font-size-complex="11pt"/>
    </style:style>
    <style:style style:name="T5" style:family="text">
      <style:text-properties fo:font-variant="normal" fo:text-transform="none" style:use-window-font-color="true" style:font-name="Noto Sans CJK HK" fo:letter-spacing="normal" fo:font-style="normal" fo:background-color="transparent" loext:char-shading-value="0" style:font-size-asian="10pt" style:font-size-complex="10pt"/>
    </style:style>
    <style:style style:name="T6" style:family="text">
      <style:text-properties fo:font-variant="normal" fo:text-transform="none" style:use-window-font-color="true" style:font-name="Noto Sans CJK HK" fo:letter-spacing="normal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use-window-font-color="true" style:font-name="Noto Sans CJK HK" fo:font-size="10pt" fo:letter-spacing="normal" fo:font-style="normal" officeooo:rsid="000fe627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24292e" style:font-name="apple-system" fo:font-size="10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4292e" style:font-name="apple-system" fo:font-size="10pt" fo:letter-spacing="normal" fo:font-style="normal" fo:font-weight="normal" officeooo:rsid="0011e1d4" style:font-weight-asian="normal" style:font-weight-complex="normal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1" style:family="text">
      <style:text-properties officeooo:rsid="000d1d13"/>
    </style:style>
    <style:style style:name="T12" style:family="text">
      <style:text-properties fo:font-weight="normal"/>
    </style:style>
    <style:style style:name="T13" style:family="text">
      <style:text-properties fo:font-weight="normal" officeooo:rsid="000e0f94"/>
    </style:style>
    <style:style style:name="T14" style:family="text">
      <style:text-properties style:use-window-font-color="true" style:font-name="Noto Mono" fo:font-size="11pt" officeooo:rsid="000d1d13" fo:background-color="transparent" loext:char-shading-value="0" style:font-size-asian="11pt" style:font-size-complex="11pt"/>
    </style:style>
    <style:style style:name="T15" style:family="text">
      <style:text-properties style:use-window-font-color="true" style:font-name="Noto Mono" fo:font-size="11pt" fo:background-color="transparent" loext:char-shading-value="0" style:font-size-asian="11pt" style:font-size-complex="11pt"/>
    </style:style>
    <style:style style:name="T16" style:family="text">
      <style:text-properties style:use-window-font-color="true" style:font-name="Noto Mono" fo:font-size="11pt" officeooo:rsid="000e0f94" fo:background-color="transparent" loext:char-shading-value="0" style:font-size-asian="11pt" style:font-size-complex="11pt"/>
    </style:style>
    <style:style style:name="T17" style:family="text">
      <style:text-properties style:use-window-font-color="true" style:font-name="Noto Sans CJK HK" fo:background-color="transparent" loext:char-shading-value="0" style:font-size-asian="10pt" style:font-size-complex="10pt"/>
    </style:style>
    <style:style style:name="T18" style:family="text">
      <style:text-properties style:use-window-font-color="true" style:font-name="Noto Sans CJK HK" fo:font-size="10pt" officeooo:rsid="000e0f94" fo:background-color="transparent" loext:char-shading-value="0" style:font-size-asian="10pt" style:font-size-complex="10pt"/>
    </style:style>
    <style:style style:name="T19" style:family="text">
      <style:text-properties style:use-window-font-color="true" style:font-name="Noto Sans CJK HK" fo:font-size="10pt" officeooo:rsid="000fe627" fo:background-color="transparent" loext:char-shading-value="0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1e1d4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1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fo:font-size="1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fo:min-height="2.671cm" fo:padding-top="0.125cm" fo:padding-bottom="0.125cm" fo:padding-left="0.25cm" fo:padding-right="0.25cm" draw:shadow="hidden" draw:shadow-offset-x="0.199cm" draw:shadow-offset-y="0.199cm" draw:shadow-color="#808080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date-style style:name="N107">
      <number:year number:style="long"/>
      <number:text>/ </number:text>
      <number:month number:style="long" number:textual="true"/>
      <number:text> </number:text>
      <number:day/>
      <number:text>/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text:anchor-type="paragraph" draw:z-index="0" draw:style-name="gr1" draw:text-style-name="P18" svg:width="2.502cm" svg:height="2.927cm" svg:x="14.422cm" svg:y="-0.011cm"><draw:text-box><text:p text:style-name="P17"><text:span text:style-name="T22">Put </text:span><text:span text:style-name="T22">your</text:span></text:p><text:p text:style-name="P17"><text:span text:style-name="T23">LOGO</text:span><text:span text:style-name="T24"> </text:span></text:p><text:p text:style-name="P17"><text:span text:style-name="T22">here</text:span></text:p></draw:text-box></draw:frame><text:tab/><text:span text:style-name="T1"><text:placeholder text:placeholder-type="text">&lt;Sender's name&gt;</text:placeholder></text:span><text:span text:style-name="T1"><text:line-break/></text:span><text:tab/><text:placeholder text:placeholder-type="text">&lt;Company Name&gt;</text:placeholder><text:line-break/><text:tab/><text:placeholder text:placeholder-type="text">&lt;address street&gt;</text:placeholder><text:line-break/><text:tab/><text:placeholder text:placeholder-type="text">&lt;address postal code&gt;</text:placeholder> <text:placeholder text:placeholder-type="text">&lt;address city&gt;</text:placeholder><text:s/><text:line-break/><text:tab/><text:placeholder text:placeholder-type="text">&lt;state&gt;</text:placeholder></text:p>
      <text:p text:style-name="address"><text:span text:style-name="T11">Prueba Fabian Ramirez</text:span><text:line-break/></text:p>
      <text:p text:style-name="P4"><text:date style:data-style-name="N107" text:date-value="2020-09-27T10:03:38.459623795" text:fixed="true">2020/ septiembre 27/</text:date></text:p>
      <text:h text:style-name="Heading_20_3" text:outline-level="3">Ejecución de la prueba</text:h>
      <text:p text:style-name="P7">Es necesario instalar y arrancar la API REST:</text:p>
      <text:list xml:id="list3733001543" text:style-name="L3">
        <text:list-item>
          <text:p text:style-name="P9"><text:span text:style-name="Source_20_Text">npm install -g json-server</text:span></text:p>
        </text:list-item>
        <text:list-item>
          <text:p text:style-name="P9">json-server --watch db.json</text:p>
        </text:list-item>
      </text:list>
      <text:p text:style-name="P10"><text:span text:style-name="T21">P</text:span>or defecto se levanta en el puerto 3000 (<text:a xlink:type="simple" xlink:href="http://localhost:3000/" text:style-name="Internet_20_link" text:visited-style-name="Visited_20_Internet_20_Link">http://localhost:3000/</text:a>).</text:p>
      <text:p text:style-name="P12">La aplicación se puede ejecutar con:</text:p>
      <text:list xml:id="list1938007631" text:style-name="L4">
        <text:list-item>
          <text:p text:style-name="P13">npm run dev</text:p>
        </text:list-item>
      </text:list>
      <text:p text:style-name="P11">Por defecto se levanta en el puerto 8081 (http://localhost:8081/)</text:p>
      <text:p text:style-name="P7"/>
      <text:h text:style-name="P16" text:outline-level="3">¿Cómo construyó la solución de la prueba?</text:h>
      <text:p text:style-name="Text_20_body">La prueba esta desarrollada en Vuex a partir de un tema webpack:</text:p>
      <text:p text:style-name="P3"><text:span text:style-name="T14">$ </text:span><text:span text:style-name="Source_20_Text"><text:span text:style-name="T15">vue init webpack my-project // </text:span></text:span><text:a xlink:type="simple" xlink:href="https://vuejs-templates.github.io/webpack/" text:style-name="Internet_20_link" text:visited-style-name="Visited_20_Internet_20_Link"><text:span text:style-name="Source_20_Text">https://vuejs-templates.github.io/webpack/</text:span></text:a></text:p>
      <text:p text:style-name="Text_20_body"><text:span text:style-name="Source_20_Text">Dependencias del proyecto:</text:span></text:p>
      <text:list xml:id="list3246790928" text:style-name="L1">
        <text:list-item>
          <text:p text:style-name="P8"><text:span text:style-name="Source_20_Text">Axios</text:span></text:p>
        </text:list-item>
        <text:list-item>
          <text:p text:style-name="P8"><text:span text:style-name="Source_20_Text">vue-router</text:span></text:p>
        </text:list-item>
        <text:list-item>
          <text:p text:style-name="P8"><text:span text:style-name="Source_20_Text">vuetify</text:span></text:p>
        </text:list-item>
        <text:list-item>
          <text:p text:style-name="P8"><text:span text:style-name="Source_20_Text">vuex</text:span></text:p>
        </text:list-item>
        <text:list-item>
          <text:p text:style-name="P8"><text:span text:style-name="Source_20_Text">vuex-map-fields</text:span></text:p>
        </text:list-item>
        <text:list-item>
          <text:p text:style-name="P8"><text:span text:style-name="Source_20_Text">node-sass</text:span></text:p>
        </text:list-item>
        <text:list-item>
          <text:p text:style-name="P8"><text:span text:style-name="Source_20_Text">material-desig</text:span></text:p>
        </text:list-item>
      </text:list>
      <text:p text:style-name="Text_20_body"><text:span text:style-name="Source_20_Text"/></text:p>
      <text:p text:style-name="Text_20_body"><text:span text:style-name="Source_20_Text"/></text:p>
      <text:p text:style-name="Subtitle"><text:soft-page-break/><text:span text:style-name="Source_20_Text"><text:span text:style-name="T16">Métodos Store cliente HTTP</text:span></text:span></text:p>
      <text:p text:style-name="Text_20_body"><text:span text:style-name="Source_20_Text">src/store/logicModules/postStore.js</text:span></text:p>
      <text:list xml:id="list1852216238" text:style-name="L2">
        <text:list-item>
          <text:p text:style-name="P2"><text:span text:style-name="T12">getPostsList</text:span><text:span text:style-name="T13">() : petición GET, consulta la lista de calificasiones guardadas por su state.</text:span></text:p>
        </text:list-item>
        <text:list-item>
          <text:p text:style-name="P2">getCharacter() : petición GET, consulta un registro por su id y la grava en el state.</text:p>
        </text:list-item>
        <text:list-item>
          <text:p text:style-name="P2">putCharacter() : petición PUT, Actualiza el stado y calificasion del registro.</text:p>
        </text:list-item>
        <text:list-item>
          <text:p text:style-name="P2"><text:span text:style-name="T18">GetPost() : petición GET, consulta un registro por su id y la grava en </text:span><text:span text:style-name="T19">el state</text:span><text:span text:style-name="T18">. </text:span><text:span text:style-name="T19">Este método no usa por que la API </text:span><text:a xlink:type="simple" xlink:href="https://xkcd.com/" text:style-name="Internet_20_link" text:visited-style-name="Visited_20_Internet_20_Link">https://xkcd.com/</text:a><text:span text:style-name="T19"> <text:s/>problemas de </text:span><text:span text:style-name="T7">Intercambio de recursos de origen cruzado CORS.</text:span></text:p>
        </text:list-item>
      </text:list>
      <text:p text:style-name="Text_20_body"/>
      <text:h text:style-name="Heading_20_3" text:outline-level="3">¿Cuáles fueron los principales problemas con los que se encontró?</text:h>
      <text:p text:style-name="P5">El principal problema consto de la imposibilidad de consumir la API <text:span text:style-name="T20">xkcd</text:span> por motivos <text:span text:style-name="T17">de </text:span><text:span text:style-name="T5">Intercambio de recursos de origen cruzado </text:span><text:span text:style-name="T6">CORS</text:span><text:span text:style-name="T5">.</text:span></text:p>
      <text:p text:style-name="P6"><text:span text:style-name="T5">Incorpore los </text:span><text:span text:style-name="T6">Header</text:span><text:span text:style-name="T5"> recomendados <text:s/>pero fue imposible consumirla API desde la aplicación al parecer es por configuración del servidor.</text:span></text:p>
      <text:p text:style-name="P6"><text:span text:style-name="T5"/></text:p>
      <text:h text:style-name="Heading_20_3" text:outline-level="3">¿Cómo solucionó los problemas encontrados?</text:h>
      <text:p text:style-name="P14"><text:span text:style-name="T21">Dada a la imposibilidad de consumir la API <text:s/></text:span><text:span text:style-name="T3">xkcd </text:span><text:span text:style-name="T2">tome la decisión de generar una API REST con <text:s/>JSON SERVER (https://github.com/typicode/json-server) y crear una base de datos con </text:span><text:span text:style-name="T8">starwars-api</text:span><text:span text:style-name="T9"> (https://github.com/akabab/starwars-api).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FMono-Regular" svg:font-family="SFMono-Regular, Consolas, 'Liberation Mono', Menlo, monospace"/>
    <style:font-face style:name="Tahoma" svg:font-family="Tahoma, apple-system, BlinkMacSystemFont, Roboto, Arial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Noto Sans" svg:font-family="'Noto Sans'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0:03:39.063851009</meta:creation-date>
    <meta:editing-duration>PT2M49S</meta:editing-duration>
    <meta:editing-cycles>2</meta:editing-cycles>
    <meta:generator>LibreOffice/6.0.7.3$Linux_X86_64 LibreOffice_project/00m0$Build-3</meta:generator>
    <dc:description>Modern business letter with sans-serif font </dc:description>
    <dc:title>Modern business letter sans-serif</dc:title>
    <dc:date>2020-09-27T11:06:20.537596866</dc:date>
    <meta:document-statistic meta:table-count="0" meta:image-count="0" meta:object-count="0" meta:page-count="2" meta:paragraph-count="34" meta:word-count="281" meta:character-count="1840" meta:non-whitespace-character-count="1597"/>
  </office:meta>
</office:document-meta>
</file>